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606cm" style:rel-column-width="19334*"/>
    </style:style>
    <style:style style:name="Table1.B" style:family="table-column">
      <style:table-column-properties style:column-width="5.39cm" style:rel-column-width="18592*"/>
    </style:style>
    <style:style style:name="Table1.C" style:family="table-column">
      <style:table-column-properties style:column-width="8.005cm" style:rel-column-width="27609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902cm" style:rel-column-width="10007*"/>
    </style:style>
    <style:style style:name="Table2.B" style:family="table-column">
      <style:table-column-properties style:column-width="3.895cm" style:rel-column-width="13433*"/>
    </style:style>
    <style:style style:name="Table2.C" style:family="table-column">
      <style:table-column-properties style:column-width="5.209cm" style:rel-column-width="17965*"/>
    </style:style>
    <style:style style:name="Table2.D" style:family="table-column">
      <style:table-column-properties style:column-width="6.996cm" style:rel-column-width="24130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902cm" style:rel-column-width="10007*"/>
    </style:style>
    <style:style style:name="Table3.B" style:family="table-column">
      <style:table-column-properties style:column-width="3.895cm" style:rel-column-width="13433*"/>
    </style:style>
    <style:style style:name="Table3.C" style:family="table-column">
      <style:table-column-properties style:column-width="5.209cm" style:rel-column-width="17965*"/>
    </style:style>
    <style:style style:name="Table3.D" style:family="table-column">
      <style:table-column-properties style:column-width="6.996cm" style:rel-column-width="24130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763e" officeooo:paragraph-rsid="0001dc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d738d" officeooo:paragraph-rsid="0001dc8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b763e" officeooo:paragraph-rsid="0001dc8a"/>
    </style:style>
    <style:style style:name="P4" style:family="paragraph" style:parent-style-name="Standard">
      <style:paragraph-properties fo:text-align="center" style:justify-single-word="false"/>
      <style:text-properties officeooo:rsid="001d738d" officeooo:paragraph-rsid="0001dc8a"/>
    </style:style>
    <style:style style:name="P5" style:family="paragraph" style:parent-style-name="Standard">
      <style:paragraph-properties fo:text-align="center" style:justify-single-word="false"/>
      <style:text-properties officeooo:rsid="006ccac3" officeooo:paragraph-rsid="0001dc8a"/>
    </style:style>
    <style:style style:name="P6" style:family="paragraph" style:parent-style-name="Standard">
      <style:text-properties fo:font-size="14pt" fo:font-weight="bold" officeooo:rsid="002de596" officeooo:paragraph-rsid="0001dc8a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01dc8a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e84b4" officeooo:paragraph-rsid="0001dc8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aa0a8" officeooo:paragraph-rsid="000d6c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d6c05" officeooo:paragraph-rsid="000d6c05" style:font-weight-asian="bold" style:font-weight-complex="bold"/>
    </style:style>
    <style:style style:name="P11" style:family="paragraph" style:parent-style-name="Standard">
      <style:text-properties officeooo:paragraph-rsid="000d6c05"/>
    </style:style>
    <style:style style:name="P12" style:family="paragraph" style:parent-style-name="Standard">
      <style:text-properties style:text-underline-style="solid" style:text-underline-width="auto" style:text-underline-color="font-color" officeooo:rsid="0018c2aa" officeooo:paragraph-rsid="0018c2aa"/>
    </style:style>
    <style:style style:name="P13" style:family="paragraph" style:parent-style-name="Standard">
      <style:text-properties style:text-underline-style="solid" style:text-underline-width="auto" style:text-underline-color="font-color" officeooo:rsid="0025fc7a" officeooo:paragraph-rsid="0025fc7a"/>
    </style:style>
    <style:style style:name="P14" style:family="paragraph" style:parent-style-name="Standard">
      <style:text-properties style:text-underline-style="solid" style:text-underline-width="auto" style:text-underline-color="font-color" officeooo:rsid="0027d50a" officeooo:paragraph-rsid="0027d50a"/>
    </style:style>
    <style:style style:name="P15" style:family="paragraph" style:parent-style-name="Standard">
      <style:text-properties style:text-underline-style="solid" style:text-underline-width="auto" style:text-underline-color="font-color" officeooo:rsid="0055cc79" officeooo:paragraph-rsid="0055cc79"/>
    </style:style>
    <style:style style:name="P16" style:family="paragraph" style:parent-style-name="Standard">
      <style:text-properties style:text-underline-style="solid" style:text-underline-width="auto" style:text-underline-color="font-color" officeooo:rsid="00211e39" officeooo:paragraph-rsid="001712fe"/>
    </style:style>
    <style:style style:name="P17" style:family="paragraph" style:parent-style-name="Standard">
      <style:text-properties style:text-underline-style="solid" style:text-underline-width="auto" style:text-underline-color="font-color" officeooo:rsid="00211e39" officeooo:paragraph-rsid="001c7c2a"/>
    </style:style>
    <style:style style:name="P18" style:family="paragraph" style:parent-style-name="Standard">
      <style:text-properties officeooo:rsid="001712fe" officeooo:paragraph-rsid="001712fe"/>
    </style:style>
    <style:style style:name="P19" style:family="paragraph" style:parent-style-name="Standard">
      <style:text-properties officeooo:rsid="001712fe" officeooo:paragraph-rsid="0017833b"/>
    </style:style>
    <style:style style:name="P20" style:family="paragraph" style:parent-style-name="Standard">
      <style:text-properties officeooo:rsid="001712fe" officeooo:paragraph-rsid="001d3532"/>
    </style:style>
    <style:style style:name="P21" style:family="paragraph" style:parent-style-name="Standard">
      <style:text-properties officeooo:rsid="001712fe" officeooo:paragraph-rsid="0062dbd6"/>
    </style:style>
    <style:style style:name="P22" style:family="paragraph" style:parent-style-name="Standard">
      <style:text-properties officeooo:paragraph-rsid="001797a7"/>
    </style:style>
    <style:style style:name="P23" style:family="paragraph" style:parent-style-name="Standard">
      <style:text-properties officeooo:rsid="0018c2aa" officeooo:paragraph-rsid="0018c2aa"/>
    </style:style>
    <style:style style:name="P24" style:family="paragraph" style:parent-style-name="Standard">
      <style:text-properties officeooo:rsid="001948da" officeooo:paragraph-rsid="0055cc79"/>
    </style:style>
    <style:style style:name="P25" style:family="paragraph" style:parent-style-name="Standard">
      <style:text-properties officeooo:rsid="0029e5b4" officeooo:paragraph-rsid="002ebf29"/>
    </style:style>
    <style:style style:name="P26" style:family="paragraph" style:parent-style-name="Standard">
      <style:text-properties officeooo:rsid="0029e5b4" officeooo:paragraph-rsid="003d972a"/>
    </style:style>
    <style:style style:name="P27" style:family="paragraph" style:parent-style-name="Standard">
      <style:text-properties officeooo:rsid="0029e5b4" officeooo:paragraph-rsid="006ea79d"/>
    </style:style>
    <style:style style:name="P28" style:family="paragraph" style:parent-style-name="Standard">
      <style:text-properties officeooo:rsid="00153d19" officeooo:paragraph-rsid="00715fe3"/>
    </style:style>
    <style:style style:name="P29" style:family="paragraph" style:parent-style-name="Standard">
      <style:text-properties officeooo:rsid="00153d19" officeooo:paragraph-rsid="0062dbd6"/>
    </style:style>
    <style:style style:name="P30" style:family="paragraph" style:parent-style-name="Standard">
      <style:text-properties officeooo:paragraph-rsid="0018c2aa"/>
    </style:style>
    <style:style style:name="P31" style:family="paragraph" style:parent-style-name="Table_20_Contents">
      <style:paragraph-properties fo:text-align="center" style:justify-single-word="false"/>
      <style:text-properties officeooo:rsid="000c3b65" officeooo:paragraph-rsid="000d6c05"/>
    </style:style>
    <style:style style:name="P32" style:family="paragraph" style:parent-style-name="Table_20_Contents">
      <style:paragraph-properties fo:text-align="center" style:justify-single-word="false"/>
      <style:text-properties officeooo:rsid="000c3b65" officeooo:paragraph-rsid="000c3b65"/>
    </style:style>
    <style:style style:name="P33" style:family="paragraph" style:parent-style-name="Table_20_Contents">
      <style:text-properties officeooo:paragraph-rsid="000d6c05"/>
    </style:style>
    <style:style style:name="P34" style:family="paragraph" style:parent-style-name="Table_20_Contents">
      <style:text-properties officeooo:rsid="000d6c05" officeooo:paragraph-rsid="000d6c05"/>
    </style:style>
    <style:style style:name="P35" style:family="paragraph" style:parent-style-name="Table_20_Contents">
      <style:text-properties officeooo:rsid="000d6c05" officeooo:paragraph-rsid="000fd9e8"/>
    </style:style>
    <style:style style:name="P36" style:family="paragraph" style:parent-style-name="Table_20_Contents">
      <style:text-properties officeooo:rsid="000d6c05" officeooo:paragraph-rsid="0011d053"/>
    </style:style>
    <style:style style:name="P37" style:family="paragraph" style:parent-style-name="Table_20_Contents">
      <style:text-properties officeooo:rsid="000fd9e8" officeooo:paragraph-rsid="000fd9e8"/>
    </style:style>
    <style:style style:name="P38" style:family="paragraph" style:parent-style-name="Table_20_Contents">
      <style:paragraph-properties fo:text-align="center" style:justify-single-word="false"/>
      <style:text-properties officeooo:rsid="00460ebf" officeooo:paragraph-rsid="00460ebf"/>
    </style:style>
    <style:style style:name="P39" style:family="paragraph" style:parent-style-name="Table_20_Contents">
      <style:text-properties officeooo:rsid="00471998" officeooo:paragraph-rsid="00471998"/>
    </style:style>
    <style:style style:name="P40" style:family="paragraph" style:parent-style-name="Table_20_Contents">
      <style:paragraph-properties fo:text-align="center" style:justify-single-word="false"/>
      <style:text-properties officeooo:rsid="00772107" officeooo:paragraph-rsid="00772107"/>
    </style:style>
    <style:style style:name="P41" style:family="paragraph" style:parent-style-name="Table_20_Contents">
      <style:text-properties officeooo:rsid="0077f4c5" officeooo:paragraph-rsid="0077f4c5"/>
    </style:style>
    <style:style style:name="P42" style:family="paragraph" style:parent-style-name="Table_20_Contents">
      <style:text-properties officeooo:rsid="007988a7" officeooo:paragraph-rsid="007988a7"/>
    </style:style>
    <style:style style:name="P43" style:family="paragraph" style:parent-style-name="Standard" style:list-style-name="L1">
      <style:text-properties officeooo:rsid="004b7896" officeooo:paragraph-rsid="004b7896"/>
    </style:style>
    <style:style style:name="P44" style:family="paragraph" style:parent-style-name="Standard" style:list-style-name="L1">
      <style:text-properties officeooo:rsid="004b7896" officeooo:paragraph-rsid="00962873"/>
    </style:style>
    <style:style style:name="P45" style:family="paragraph" style:parent-style-name="Standard" style:list-style-name="L1">
      <style:text-properties officeooo:rsid="0025fc7a" officeooo:paragraph-rsid="0025fc7a"/>
    </style:style>
    <style:style style:name="P46" style:family="paragraph" style:parent-style-name="Standard">
      <style:text-properties style:text-underline-style="solid" style:text-underline-width="auto" style:text-underline-color="font-color" officeooo:rsid="001b2e37" officeooo:paragraph-rsid="00814ae8"/>
    </style:style>
    <style:style style:name="P47" style:family="paragraph" style:parent-style-name="Standard">
      <style:text-properties officeooo:rsid="000aa0a8" officeooo:paragraph-rsid="0001dc8a"/>
    </style:style>
    <style:style style:name="P48" style:family="paragraph" style:parent-style-name="Standard">
      <style:text-properties officeooo:rsid="000aa0a8" officeooo:paragraph-rsid="000d6c05"/>
    </style:style>
    <style:style style:name="P49" style:family="paragraph" style:parent-style-name="Table_20_Contents">
      <style:text-properties officeooo:rsid="00903245" officeooo:paragraph-rsid="00903245"/>
    </style:style>
    <style:style style:name="P50" style:family="paragraph" style:parent-style-name="Table_20_Contents">
      <style:text-properties fo:font-weight="bold" officeooo:rsid="00903245" officeooo:paragraph-rsid="00903245" style:font-weight-asian="bold" style:font-weight-complex="bold"/>
    </style:style>
    <style:style style:name="T1" style:family="text">
      <style:text-properties officeooo:rsid="003ddd4b"/>
    </style:style>
    <style:style style:name="T2" style:family="text">
      <style:text-properties officeooo:rsid="006ccac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e51d8" style:font-weight-asian="bold" style:font-weight-complex="bold"/>
    </style:style>
    <style:style style:name="T5" style:family="text">
      <style:text-properties officeooo:rsid="00031aa6"/>
    </style:style>
    <style:style style:name="T6" style:family="text">
      <style:text-properties officeooo:rsid="000dfad1"/>
    </style:style>
    <style:style style:name="T7" style:family="text">
      <style:text-properties officeooo:rsid="0013c920"/>
    </style:style>
    <style:style style:name="T8" style:family="text">
      <style:text-properties officeooo:rsid="00153d19"/>
    </style:style>
    <style:style style:name="T9" style:family="text">
      <style:text-properties officeooo:rsid="001b2e37"/>
    </style:style>
    <style:style style:name="T10" style:family="text">
      <style:text-properties officeooo:rsid="002ef7d0"/>
    </style:style>
    <style:style style:name="T11" style:family="text">
      <style:text-properties officeooo:rsid="0030dae7"/>
    </style:style>
    <style:style style:name="T12" style:family="text">
      <style:text-properties officeooo:rsid="00326b81"/>
    </style:style>
    <style:style style:name="T13" style:family="text">
      <style:text-properties officeooo:rsid="00484f4d"/>
    </style:style>
    <style:style style:name="T14" style:family="text">
      <style:text-properties officeooo:rsid="0048554c"/>
    </style:style>
    <style:style style:name="T15" style:family="text">
      <style:text-properties officeooo:rsid="0053da8d"/>
    </style:style>
    <style:style style:name="T16" style:family="text">
      <style:text-properties officeooo:rsid="005619c3"/>
    </style:style>
    <style:style style:name="T17" style:family="text">
      <style:text-properties officeooo:rsid="00681fe4"/>
    </style:style>
    <style:style style:name="T18" style:family="text">
      <style:text-properties officeooo:rsid="00720881"/>
    </style:style>
    <style:style style:name="T19" style:family="text">
      <style:text-properties officeooo:rsid="00763480"/>
    </style:style>
    <style:style style:name="T20" style:family="text">
      <style:text-properties officeooo:rsid="00923c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>Informatics 1: Object Oriented Programming </text:p>
      <text:p text:style-name="P3"/>
      <text:p text:style-name="P2"><text:span text:style-name="T1">Assignment</text:span> <text:span text:style-name="T5">2</text:span> - <text:span text:style-name="T2">Report</text:span></text:p>
      <text:p text:style-name="P4"/>
      <text:p text:style-name="P5"><text:span text:style-name="T3">&lt;</text:span><text:span text:style-name="T4">ENTER </text:span><text:span text:style-name="T3">YOUR UUN&gt;</text:span></text:p>
      <text:p text:style-name="P8">&lt;ENTER THE DATE OF SUBMISSION&gt;</text:p>
      <text:p text:style-name="P7"/>
      <text:p text:style-name="P7"/>
      <text:p text:style-name="P6">Basic</text:p>
      <text:p text:style-name="P27">&lt;<text:span text:style-name="T17">TODO: Very s</text:span>hort <text:span text:style-name="T10">section </text:span>intro <text:span text:style-name="T17">e.g. “</text:span>This section <text:span text:style-name="T12">does X and Y”</text:span>&gt;</text:p>
      <text:p text:style-name="P7"/>
      <text:p text:style-name="P13">List of <text:span text:style-name="T15">desired </text:span>program features:</text:p>
      <text:list xml:id="list1659201304" text:style-name="L1">
        <text:list-item>
          <text:p text:style-name="P43">&lt;<text:span text:style-name="T18">TODO: Describe</text:span> feature 1&gt;</text:p>
        </text:list-item>
        <text:list-item>
          <text:p text:style-name="P44">&lt;<text:span text:style-name="T18">TODO: Describe</text:span> feature 2&gt;</text:p>
        </text:list-item>
        <text:list-item>
          <text:p text:style-name="P45">...</text:p>
        </text:list-item>
      </text:list>
      <text:p text:style-name="P7"/>
      <text:p text:style-name="P14">Program specification:</text:p>
      <text:p text:style-name="P28">&lt;TODO&gt;</text:p>
      <text:p text:style-name="P7"/>
      <text:p text:style-name="P15">Additional <text:span text:style-name="T16">requirements</text:span></text:p>
      <text:p text:style-name="P28">&lt;TODO&gt;</text:p>
      <text:p text:style-name="P24"/>
      <text:p text:style-name="P7"/>
      <text:p text:style-name="P6">Intermediate</text:p>
      <text:p text:style-name="P27">&lt;<text:span text:style-name="T17">TODO: Very s</text:span>hort <text:span text:style-name="T10">section </text:span>intro <text:span text:style-name="T17">e.g. “</text:span>This section <text:span text:style-name="T12">does X and Y”</text:span>&gt;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0"><text:span text:style-name="T11">Program f</text:span>unctionalit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0">Requirement</text:p>
          </table:table-cell>
          <table:table-cell table:style-name="Table1.A2" office:value-type="string">
            <text:p text:style-name="P32">Issue</text:p>
          </table:table-cell>
          <table:table-cell table:style-name="Table1.C2" office:value-type="string">
            <text:p text:style-name="P32">Proposed solution</text:p>
          </table:table-cell>
        </table:table-row>
        <table:table-row>
          <table:table-cell table:style-name="Table1.A2" office:value-type="string">
            <text:p text:style-name="P41">The program should be able to print out the total cost of the shopping basket</text:p>
          </table:table-cell>
          <table:table-cell table:style-name="Table1.A2" office:value-type="string">
            <text:p text:style-name="P41">Instead of printing the total cost, it prints out the number of items in the basket</text:p>
          </table:table-cell>
          <table:table-cell table:style-name="Table1.C2" office:value-type="string">
            <text:p text:style-name="P42">The error occurs on line 123 in SomeClass, where you ..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9">Code quality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1">Code affected</text:p>
          </table:table-cell>
          <table:table-cell table:style-name="Table2.A2" office:value-type="string">
            <text:p text:style-name="P31">Issue</text:p>
          </table:table-cell>
          <table:table-cell table:style-name="Table2.A2" office:value-type="string">
            <text:p text:style-name="P31">Proposed solution</text:p>
          </table:table-cell>
          <table:table-cell table:style-name="Table2.D2" office:value-type="string">
            <text:p text:style-name="P38">Explanation/justification</text:p>
          </table:table-cell>
        </table:table-row>
        <table:table-row>
          <table:table-cell table:style-name="Table2.A2" office:value-type="string">
            <text:p text:style-name="P35"><text:span text:style-name="T19">M</text:span>ethod “foo” <text:span text:style-name="T19">of SomeClass</text:span></text:p>
          </table:table-cell>
          <table:table-cell table:style-name="Table2.A2" office:value-type="string">
            <text:p text:style-name="P34">Robustness: <text:span text:style-name="T7">P</text:span>rogram crashes when ...</text:p>
          </table:table-cell>
          <table:table-cell table:style-name="Table2.A2" office:value-type="string">
            <text:p text:style-name="P34">Test for <text:span text:style-name="T14">and catch </text:span>invalid input by ...</text:p>
          </table:table-cell>
          <table:table-cell table:style-name="Table2.D2" office:value-type="string">
            <text:p text:style-name="P34">The program will no longer crash and the user receives an informative error message.</text:p>
          </table:table-cell>
        </table:table-row>
        <table:table-row>
          <table:table-cell table:style-name="Table2.A2" office:value-type="string">
            <text:p text:style-name="P36"><text:span text:style-name="T19">Line 123 in Some</text:span>Class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3"/>
          </table:table-cell>
        </table:table-row>
      </table:table>
      <text:p text:style-name="P48"/>
      <text:p text:style-name="P50">Note: If you want to refer to code by line number, you must use the line numbers in the provided code. These may change if you <text:span text:style-name="T20">e.g. </text:span>add comments to the code to help your own understanding!</text:p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0">Code documentation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1">Code affected</text:p>
          </table:table-cell>
          <table:table-cell table:style-name="Table3.A2" office:value-type="string">
            <text:p text:style-name="P31">Issue</text:p>
          </table:table-cell>
          <table:table-cell table:style-name="Table3.A2" office:value-type="string">
            <text:p text:style-name="P31">Proposed solution</text:p>
          </table:table-cell>
          <table:table-cell table:style-name="Table3.D2" office:value-type="string">
            <text:p text:style-name="P38">Explanation/justification</text:p>
          </table:table-cell>
        </table:table-row>
        <table:table-row>
          <table:table-cell table:style-name="Table3.A2" office:value-type="string">
            <text:p text:style-name="P34"><text:span text:style-name="T19">The whole of Some</text:span>Class</text:p>
          </table:table-cell>
          <table:table-cell table:style-name="Table3.A2" office:value-type="string">
            <text:p text:style-name="P34">Code is not commented <text:span text:style-name="T6">at all</text:span></text:p>
          </table:table-cell>
          <table:table-cell table:style-name="Table3.A2" office:value-type="string">
            <text:p text:style-name="P34"><text:span text:style-name="T6">At the very least, </text:span>methods A, B and C <text:span text:style-name="T6">need an explanation of the parameters they take.</text:span></text:p>
          </table:table-cell>
          <table:table-cell table:style-name="Table3.D2" office:value-type="string">
            <text:p text:style-name="P39">Explaining how to call your methods <text:span text:style-name="T13">properly</text:span> makes it easier for others to use your code <text:span text:style-name="T13">and reduces error</text:span>.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/>
          </table:table-cell>
          <table:table-cell table:style-name="Table3.D2" office:value-type="string">
            <text:p text:style-name="P33"/>
          </table:table-cell>
        </table:table-row>
      </table:table>
      <text:p text:style-name="P11"><text:soft-page-break/></text:p>
      <text:p text:style-name="P7"/>
      <text:p text:style-name="P6">Advanced</text:p>
      <text:p text:style-name="P26">&lt;<text:span text:style-name="T17">TODO: Very s</text:span>hort <text:span text:style-name="T10">section </text:span>intro <text:span text:style-name="T17">e.g. “</text:span>This section <text:span text:style-name="T12">does X and Y”</text:span>&gt;</text:p>
      <text:p text:style-name="P25"/>
      <text:p text:style-name="P16">Method “m1”:</text:p>
      <text:p text:style-name="P18">Proposed method name: somethingMoreDescriptive</text:p>
      <text:p text:style-name="P20">D<text:span text:style-name="T8">escription of what it does: &lt;TODO&gt;</text:span></text:p>
      <text:p text:style-name="P21">D<text:span text:style-name="T8">escription of how it works: &lt;TODO&gt;</text:span></text:p>
      <text:p text:style-name="P19"/>
      <text:p text:style-name="P17">Method “m2”:</text:p>
      <text:p text:style-name="P22">...</text:p>
      <text:p text:style-name="P22"/>
      <text:p text:style-name="P12"><text:span text:style-name="T9">Question 1: </text:span>What kind of data structure is this and what would be a better class name?</text:p>
      <text:p text:style-name="P29">&lt;TODO&gt;</text:p>
      <text:p text:style-name="P23"/>
      <text:p text:style-name="P12"><text:span text:style-name="T9">Question 2: What are the advantages and disadvantages of the chosen data representation</text:span>?</text:p>
      <text:p text:style-name="P29">&lt;TODO&gt;</text:p>
      <text:p text:style-name="P23"/>
      <text:p text:style-name="P46">Question 3: Is there any justification for writing code like this (why/why not)?</text:p>
      <text:p text:style-name="P29">&lt;TODO&gt;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01:53:38.164935849</meta:creation-date>
    <dc:date>2021-02-09T19:28:27.934808680</dc:date>
    <meta:editing-duration>PT7H17M31S</meta:editing-duration>
    <meta:editing-cycles>71</meta:editing-cycles>
    <meta:generator>LibreOffice/6.1.5.2$Linux_X86_64 LibreOffice_project/10$Build-2</meta:generator>
    <meta:document-statistic meta:table-count="3" meta:image-count="0" meta:object-count="0" meta:page-count="2" meta:paragraph-count="57" meta:word-count="328" meta:character-count="1949" meta:non-whitespace-character-count="1680"/>
  </office:meta>
</office:document-meta>
</file>